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9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10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11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12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4a06" officeooo:paragraph-rsid="001cf346"/>
    </style:style>
    <style:style style:name="P16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1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2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officeooo:rsid="001aff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3"/>
      <text:p text:style-name="P4">Blog Site</text:p>
      <text:p text:style-name="P10"/>
      <text:p text:style-name="P17">Challenge 1</text:p>
      <text:p text:style-name="P2"/>
      <text:list xml:id="list258279946" text:style-name="L1">
        <text:list-item>
          <text:p text:style-name="P7">Have the home root redirect to the “home” ejs page.</text:p>
        </text:list-item>
        <text:list-item>
          <text:p text:style-name="P7">Have an h1 on this ejs page that says “Home”.</text:p>
          <text:list>
            <text:list-item>
              <text:p text:style-name="P5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13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3"/></text:p>
      <text:p text:style-name="P11"><text:span text:style-name="T3">Challenge </text:span><text:span text:style-name="T4">2</text:span></text:p>
      <text:list xml:id="list41047480799997" text:continue-numbering="true" text:style-name="L1">
        <text:list-header>
          <text:p text:style-name="P18"/>
        </text:list-header>
        <text:list-item>
          <text:p text:style-name="P8">H<text:span text:style-name="T5">ave the home starting content const appear on home route.</text:span></text:p>
        </text:list-item>
        <text:list-item>
          <text:p text:style-name="P8">A<text:span text:style-name="T5">dd ejs variable in a paragraph tag.</text:span></text:p>
          <text:p text:style-name="P8"/>
          <text:list>
            <text:list-item>
              <text:p text:style-name="P6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14">&lt;h1&gt;Home&lt;/h1&gt;</text:p>
                    </text:list-item>
                    <text:list-item>
                      <text:p text:style-name="P14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2"><text:span text:style-name="T3">Challenge </text:span></text:p>
      <text:list xml:id="list41047396762325" text:continue-numbering="true" text:style-name="L1">
        <text:list-header>
          <text:p text:style-name="P19"/>
        </text:list-header>
        <text:list-item>
          <text:p text:style-name="P20">Using ejs include given header and footer to home page</text:p>
        </text:list-item>
      </text:list>
      <text:p text:style-name="P9"/>
      <text:p text:style-name="P21">&lt;head&gt;</text:p>
      <text:p text:style-name="P21"><text:s text:c="4"/>&lt;meta charset="utf-8"&gt;</text:p>
      <text:p text:style-name="P21"><text:s text:c="4"/>&lt;title&gt;Welcome To My Blog Site!&lt;/title&gt;</text:p>
      <text:p text:style-name="P21"><text:s text:c="4"/>&lt;%- include header.ejs -%&gt;</text:p>
      <text:p text:style-name="P21"><text:s text:c="2"/>&lt;/head&gt;</text:p>
      <text:p text:style-name="P21"><text:s text:c="2"/>&lt;body&gt;</text:p>
      <text:p text:style-name="P21"><text:s text:c="4"/>&lt;h1&gt;Home&lt;/h1&gt;</text:p>
      <text:p text:style-name="P21"><text:s text:c="4"/>&lt;p&gt;&lt;%= postContent %&gt;&lt;/p&gt;</text:p>
      <text:p text:style-name="P21"><text:s text:c="2"/>&lt;/body&gt;</text:p>
      <text:p text:style-name="P21"><text:s text:c="2"/>&lt;% include footer.ejs %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04:10:45.556000000</dc:date>
    <meta:editing-duration>PT33M25S</meta:editing-duration>
    <meta:editing-cycles>11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8" meta:word-count="121" meta:character-count="781" meta:non-whitespace-character-count="650"/>
  </office:meta>
</office:document-meta>
</file>